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1126FCC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width="16.999cm" svg:height="9.502cm" draw:z-index="0"><draw:image xlink:href="Pictures/100002010000078000000431126FCC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3-10-11T16:52:07.43</dc:date>
    <meta:document-statistic meta:table-count="0" meta:image-count="1" meta:object-count="0" meta:page-count="1" meta:paragraph-count="0" meta:word-count="0" meta:character-count="0"/>
    <dc:creator>jhonathan chaves</dc:creator>
    <meta:user-defined meta:name="Info 1"/>
    <meta:user-defined meta:name="Info 2"/>
    <meta:user-defined meta:name="Info 3"/>
    <meta:user-defined meta:name="Info 4"/>
  </office:meta>
</office:document-meta>
</file>